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cm" svg:height="1.1cm" svg:x="6.5cm" svg:y="0.2cm">
          <draw:text-box>
            <text:p>From figure 2.x</text:p>
          </draw:text-box>
        </draw:frame>
        <draw:custom-shape draw:style-name="gr2" draw:text-style-name="P1" draw:layer="layout" svg:width="4.6cm" svg:height="3.7cm" svg:x="7.6cm" svg:y="3cm">
          <text:p text:style-name="P1">Select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5.7cm" svg:height="1.6cm" svg:x="1.8cm" svg:y="7.2cm">
          <text:p text:style-name="P1">Edi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4cm" svg:height="1.6cm" svg:x="7.3cm" svg:y="7.3cm">
          <text:p text:style-name="P1">Edit typ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8cm" svg:height="1.6cm" svg:x="12.3cm" svg:y="7.4cm">
          <text:p text:style-name="P1">Edit date/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7cm" svg:height="1.5cm" svg:x="1.4cm" svg:y="11cm">
          <text:p text:style-name="P1">Selec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6.2cm" svg:height="1.6cm" svg:x="0.9cm" svg:y="13.8cm">
          <text:p text:style-name="P1">Get new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7.5cm" svg:height="1.8cm" svg:x="0.1cm" svg:y="16.5cm">
          <text:p text:style-name="P1">Store new values </text:p>
          <text:p text:style-name="P1">in cours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draw:layer="layout" svg:width="5.3cm" svg:height="3.1cm" svg:x="8.2cm" svg:y="16cm">
          <text:p text:style-name="P1">Add or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6.9cm" svg:height="1.7cm" svg:x="7.2cm" svg:y="20.4cm">
          <text:p text:style-name="P1">Change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4cm" svg:height="2cm" svg:x="7.2cm" svg:y="23.2cm">
          <text:p text:style-name="P1">Select type</text:p>
          <text:p text:style-name="P1">to ed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1cm" svg:height="1.6cm" svg:x="14cm" svg:y="16.9cm">
          <text:p text:style-name="P1">Add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7cm" svg:height="1.9cm" svg:x="14cm" svg:y="20.5cm">
          <text:p text:style-name="P1">Select type</text:p>
          <text:p text:style-name="P1">to ad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7.3cm" svg:height="2.6cm" svg:x="14.3cm" svg:y="24.5cm">
          <text:p text:style-name="P1">Store new values</text:p>
          <text:p text:style-name="P1">in event typ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draw:layer="layout" svg:width="5.5cm" svg:height="2.3cm" svg:x="6.5cm" svg:y="25.9cm">
          <text:p text:style-name="P1">Get new</text:p>
          <text:p text:style-name="P1">type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9cm" svg:height="3.7cm" svg:x="13.3cm" svg:y="10.2cm">
          <text:p text:style-name="P1">Date or lap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56:01.796000000</meta:creation-date>
    <dc:date>2015-01-14T16:04:25.229000000</dc:date>
    <meta:editing-duration>P0D</meta:editing-duration>
    <meta:editing-cycles>1</meta:editing-cycles>
    <meta:document-statistic meta:object-count="16"/>
    <meta:generator>LibreOffice/4.2.5.2$Windows_x86 LibreOffice_project/61cb170a04bb1f12e77c884eab9192be736ec5f5</meta:generator>
  </office:meta>
</office:document-meta>
</file>